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ra" svg:font-family="Lora" style:font-family-generic="roman" style:font-pitch="variable"/>
    <style:font-face style:name="OpenSans" svg:font-family="OpenSan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Standard">
      <style:paragraph-properties fo:text-align="start" style:justify-single-word="false" style:writing-mode="lr-tb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16ec8c" officeooo:paragraph-rsid="0016ec8c"/>
    </style:style>
    <style:style style:name="P4" style:family="paragraph" style:parent-style-name="Predeterminado">
      <style:paragraph-properties fo:text-align="start" style:justify-single-word="false" style:writing-mode="lr-tb"/>
    </style:style>
    <style:style style:name="P5" style:family="paragraph" style:parent-style-name="Predeterminado">
      <style:paragraph-properties fo:text-align="start" style:justify-single-word="false" style:writing-mode="lr-tb"/>
      <style:text-properties officeooo:rsid="0016ec8c"/>
    </style:style>
    <style:style style:name="P6" style:family="paragraph" style:parent-style-name="Heading_20_1">
      <style:paragraph-properties fo:text-align="start" style:justify-single-word="false" style:writing-mode="lr-tb"/>
      <style:text-properties officeooo:rsid="0016ec8c"/>
    </style:style>
    <style:style style:name="T1" style:family="text">
      <style:text-properties fo:color="#333333" style:font-name="Lora" fo:font-size="19pt" fo:font-style="normal" fo:font-weight="bold" style:font-size-asian="19pt" style:font-style-asian="normal" style:font-weight-asian="bold"/>
    </style:style>
    <style:style style:name="T2" style:family="text">
      <style:text-properties fo:color="#333333" style:font-name="Lora" fo:font-size="10.5pt" fo:font-style="italic" fo:font-weight="normal" style:font-size-asian="10.5pt" style:font-style-asian="italic" style:font-weight-asian="normal"/>
    </style:style>
    <style:style style:name="T3" style:family="text">
      <style:text-properties fo:color="#333333" style:font-name="Lora" fo:font-size="10.5pt" fo:font-style="italic" fo:font-weight="normal" officeooo:rsid="0016ec8c" style:font-size-asian="10.5pt" style:font-style-asian="italic" style:font-weight-asian="normal"/>
    </style:style>
    <style:style style:name="T4" style:family="text">
      <style:text-properties fo:color="#333333" style:font-name="OpenSans" fo:font-size="10.5pt" style:font-size-asian="10.5pt"/>
    </style:style>
    <style:style style:name="T5" style:family="text">
      <style:text-properties fo:color="#294976" style:font-name="OpenSans" fo:font-size="10.5pt" fo:font-style="normal" fo:font-weight="normal" style:font-size-asian="10.5pt" style:font-style-asian="normal" style:font-weight-asian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Rocío Fernández Díaz-Meco</text:span></text:p>
      <text:section text:style-name="Sect1" text:name="contact">
        <text:p text:style-name="Text_20_body"><text:a xlink:type="simple" xlink:href="mailto:rocio.fdez.diaz-meco@gmail.com" text:style-name="Internet_20_link" text:visited-style-name="Visited_20_Internet_20_Link">rocio.fdez.diaz-meco@gmail.com</text:a> // 637 53 82 73 </text:p>
      </text:section>
      <text:section text:style-name="Sect1" text:name="about">
        <text:p text:style-name="Text_20_body">Profundamente interesada en la personas y sus interacciones, estudie y ejerci la Psicología. Con el tiempo, mi pasión por las tecnología me abrió nuevos caminos para el crecimiento personal y profesional. Ahora aprovecho cada ocasión para construir cosas que entienden y ayudan a la gente. </text:p>
      </text:section>
      <text:p text:style-name="Heading_20_2">EXPERIENCIA</text:p>
      <text:p text:style-name="P1">Febrero 2016 - Actualidad Desarrolladora en Ruby on Rails en Besepa Technologies </text:p>
      <text:p text:style-name="P1">Tareas de desarrollo y mantenimiento de aplicaciones Ruby on Rails, implementación de nuevas funcionalidades, automatización de procesos, integración con APIs, testeo y reporting. </text:p>
      <text:p text:style-name="P1">Julio 2015 - Febrero 2016 Desarrolladora en Ruby on Rails en Ideas4All </text:p>
      <text:p text:style-name="P1">Tareas de desarrollo y corrección de bugs de aplicación en Rails. Refactorización, testing, soporte a clientes SAAS. </text:p>
      <text:p text:style-name="P1">Junio 2015 - Julio 2015 Software Developer Intern en We Are People Engineering </text:p>
      <text:p text:style-name="P1">Seleccionada para programa de formación en desarrollo con tecnologías del ecosistema Ruby on Rails, como Haml, SCSS, Rake, Capistrano... </text:p>
      <text:p text:style-name="P1">Julio 2013 - Marzo 2015 Programador Junior en LCIbérica </text:p>
      <text:p text:style-name="P1">Desarrollo de aplicaciones Sinatra, cumplimentando documentación en formatos oficiales desde la BD. Adaptación personalizada del producto a cada cliente. </text:p>
      <text:p text:style-name="P1">Septiembre 2012- Octubre 2012 Aprendiz de Ruby en LCIbérica. </text:p>
      <text:p text:style-name="P1">Integración de Ruby y SQL para autocompletamiento de documentos oficiales. </text:p>
      <text:p text:style-name="P1">Febrero 2012 – Junio 2012 Peritajes en psicología forense en Juzgados </text:p>
      <text:p text:style-name="P1">Octubre 2008 – Junio 2009 Psicóloga y psicopedagoga – Programa ADRIS y Asoc. Norte Joven </text:p>
      <text:p text:style-name="P1">Octubre 2006 – Marzo 2007 Psicóloga en Centro de adopción internacional del IMMF </text:p>
      <text:p text:style-name="Text_20_body">Octubre 2005 – Mayo 2006 Formadora en Asociación Helsinki. </text:p>
      <text:p text:style-name="Heading_20_2">FORMACIÓN</text:p>
      <text:p text:style-name="P1">  Curso de Introducción a Ruby on Rails. Redradix (20 horas) </text:p>
      <text:p text:style-name="P1">  2011 - Administración de bases de datos Oracle. ESF Group-Inem (150 hours) </text:p>
      <text:p text:style-name="P1">  2009-2011 Especialista en Psicología Forense por el Col. Of. de Psicólogos de Madrid (276h teoría y 100 prácticas). </text:p>
      <text:p text:style-name="P1">  Preparando oposición al Cuerpo Superior de Técnicos de instituciones penitenciarias </text:p>
      <text:p text:style-name="Text_20_body">  June 2009 - Licenciada en Psicología por Universidad Complutense de Madrid. </text:p>
      <text:p text:style-name="Heading_20_2">HABILIDADES</text:p>
      <text:p text:style-name="P1">  Git SCM, MySql/Oracle databases, Rspec, Rubocop, Xml, Html/Haml/(S)CSS. </text:p>
      <text:p text:style-name="P1">  Desarrollo de software en lenguaje Ruby con frameworks Rails y Sinatra. </text:p>
      <text:p text:style-name="P1">  Usuaria de Debian, Mac y Windows con nociones de virtualización en Vagrant/Virtualbox y Docker. </text:p>
      <text:p text:style-name="Text_20_body">  Conocimiento avanzado de MS Office y OpenOffice </text:p>
      <text:p text:style-name="Heading_20_2"><text:soft-page-break/>IDIOMAS</text:p>
      <text:p text:style-name="P1">  Upper Intermediate. Cambridge House </text:p>
      <text:p text:style-name="P1">  July 2011, Course intensive pre-intermediate. Cambridge House 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ra" svg:font-family="Lora" style:font-family-generic="roman" style:font-pitch="variable"/>
    <style:font-face style:name="OpenSans" svg:font-family="OpenSan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determina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con_20_punta_20_de_20_flecha" style:display-name="Objeto con punta de flecha" style:family="paragraph" style:parent-style-name="Predeterminado" style:default-outline-level=""/>
    <style:style style:name="Objeto_20_con_20_sombra" style:display-name="Objeto con sombra" style:family="paragraph" style:parent-style-name="Predeterminado" style:default-outline-level=""/>
    <style:style style:name="Objeto_20_sin_20_relleno" style:display-name="Objeto sin relleno" style:family="paragraph" style:parent-style-name="Predeterminado" style:default-outline-level=""/>
    <style:style style:name="Objeto_20_sin_20_relleno_20_ni_20_línea" style:display-name="Objeto sin relleno ni línea" style:family="paragraph" style:parent-style-name="Predeterminado" style:default-outline-level=""/>
    <style:style style:name="Cuerpo_20_de_20_texto_20_justificado" style:display-name="Cuerpo de texto justificado" style:family="paragraph" style:parent-style-name="Predeterminado" style:default-outline-level="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text-indent="0.6cm" style:auto-text-indent="false"/>
    </style:style>
    <style:style style:name="Titular1" style:family="paragraph" style:parent-style-name="Predeterminado" style:default-outline-level="">
      <style:paragraph-properties fo:text-align="center" style:justify-single-word="false"/>
      <style:text-properties fo:font-size="24pt" style:font-size-asian="24pt"/>
    </style:style>
    <style:style style:name="Titular2" style:family="paragraph" style:parent-style-name="Predeterminado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Título1" style:family="paragraph" style:parent-style-name="Predeterminado" style:default-outline-level="">
      <style:paragraph-properties fo:margin-top="0.42cm" fo:margin-bottom="0.21cm" loext:contextual-spacing="false"/>
      <style:text-properties fo:font-size="18pt" fo:font-weight="bold" style:font-size-asian="18pt" style:font-weight-asian="bold"/>
    </style:style>
    <style:style style:name="Título2" style:family="paragraph" style:parent-style-name="Predeterminado" style:default-outline-level="">
      <style:paragraph-properties fo:margin-top="0.42cm" fo:margin-bottom="0.21cm" loext:contextual-spacing="false"/>
      <style:text-properties fo:font-size="14pt" fo:font-style="italic" fo:font-weight="bold" style:font-size-asian="14pt" style:font-style-asian="italic" style:font-weight-asian="bold"/>
    </style:style>
    <style:style style:name="Línea_20_de_20_dimensiones" style:display-name="Línea de dimensiones" style:family="paragraph" style:parent-style-name="Predeterminado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20:49:52.801698771</meta:creation-date>
    <dc:date>2017-11-01T21:22:26.470534032</dc:date>
    <meta:editing-duration>PT19M57S</meta:editing-duration>
    <meta:editing-cycles>1</meta:editing-cycles>
    <meta:document-statistic meta:table-count="0" meta:image-count="0" meta:object-count="0" meta:page-count="2" meta:paragraph-count="32" meta:word-count="356" meta:character-count="2528" meta:non-whitespace-character-count="2150"/>
    <meta:generator>LibreOffice/5.2.7.2$Linux_X86_64 LibreOffice_project/20m0$Build-2</meta:generator>
  </office:meta>
</office:document-meta>
</file>